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3" style:family="text"/>
    <style:style style:name="T54_64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65" style:family="text"/>
    <style:style style:name="T54_66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67" style:family="text"/>
    <style:style style:name="T54_68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69" style:family="text"/>
    <style:style style:name="T54_70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71" style:family="text"/>
    <style:style style:name="T54_72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73" style:family="text"/>
    <style:style style:name="T54_74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75" style:family="text"/>
    <style:style style:name="T54_76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77" style:family="text"/>
    <style:style style:name="T54_78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79" style:family="text"/>
    <style:style style:name="T54_80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81" style:family="text"/>
    <style:style style:name="T54_82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83" style:family="text"/>
    <style:style style:name="T54_84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85" style:family="text"/>
    <style:style style:name="T54_86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87" style:family="text"/>
    <style:style style:name="T54_88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54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6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0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5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7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8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0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1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2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3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4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75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6_1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7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8" style:family="paragraph" style:parent-style-name="Standard">
      <style:paragraph-properties fo:break-before="auto" fo:line-height="100%" style:writing-mode="lr-tb"/>
    </style:style>
    <style:style style:name="T7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0" style:family="paragraph" style:parent-style-name="Standard">
      <style:paragraph-properties fo:break-before="auto" fo:line-height="100%" style:writing-mode="lr-tb"/>
    </style:style>
    <style:style style:name="T8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3" style:family="paragraph" style:parent-style-name="Standard">
      <style:paragraph-properties fo:break-before="auto" fo:line-height="100%" style:writing-mode="lr-tb"/>
    </style:style>
    <style:style style:name="T8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8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9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0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1" style:family="paragraph" style:parent-style-name="Standard">
      <style:paragraph-properties fo:break-before="auto" fo:line-height="100%" style:writing-mode="lr-tb"/>
    </style:style>
    <style:style style:name="T91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91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4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able1" style:family="table">
      <style:table-properties table:align="left" style:width="14.737cm" fo:margin-left="0cm"/>
    </style:style>
    <style:style style:name="Column1" style:family="table-column">
      <style:table-column-properties style:column-width="3.016cm"/>
    </style:style>
    <style:style style:name="Column2" style:family="table-column">
      <style:table-column-properties style:column-width="11.721cm"/>
    </style:style>
    <style:style style:name="Row1" style:family="table-row"/>
    <style:style style:name="Cell1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3" style:family="table-row"/>
    <style:style style:name="Cell5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5" style:family="table-row"/>
    <style:style style:name="Cell9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7" style:family="table-row"/>
    <style:style style:name="Cell13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9" style:family="table-row"/>
    <style:style style:name="Cell17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1" style:family="table-row"/>
    <style:style style:name="Cell21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3" style:family="table-row"/>
    <style:style style:name="Cell25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5" style:family="table-row"/>
    <style:style style:name="Cell29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6" style:family="table-row"/>
    <style:style style:name="Cell31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2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4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6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8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40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text-align="center" fo:break-before="auto" fo:line-height="100%" style:writing-mode="lr-tb"/>
    </style:style>
    <style:style style:name="T14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1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1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1_1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1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1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1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3_1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44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45" style:family="paragraph" style:parent-style-name="Standard">
      <style:paragraph-properties fo:break-before="auto" fo:line-height="100%" style:writing-mode="lr-tb"/>
    </style:style>
    <style:style style:name="T14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6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47" style:family="paragraph" style:parent-style-name="Standard">
      <style:paragraph-properties fo:break-before="auto" fo:line-height="100%" style:writing-mode="lr-tb"/>
    </style:style>
    <style:style style:name="T147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1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2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2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47_2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48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49" style:family="paragraph" style:parent-style-name="Standard">
      <style:paragraph-properties fo:break-before="auto" fo:line-height="100%" style:writing-mode="lr-tb"/>
    </style:style>
    <style:style style:name="T14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0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51" style:family="paragraph" style:parent-style-name="Standard">
      <style:paragraph-properties fo:break-before="auto" fo:line-height="100%" style:writing-mode="lr-tb"/>
    </style:style>
    <style:style style:name="T151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1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2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2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1_2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52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53" style:family="paragraph" style:parent-style-name="Standard">
      <style:paragraph-properties fo:break-before="auto" fo:line-height="100%" style:writing-mode="lr-tb"/>
    </style:style>
    <style:style style:name="T15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4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55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6" style:family="paragraph" style:parent-style-name="Standard">
      <style:paragraph-properties fo:break-before="auto" fo:line-height="100%" style:writing-mode="lr-tb"/>
    </style:style>
    <style:style style:name="T156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1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2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56_3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57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9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60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1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Work</text:span><text:span text:style-name="T1_2"><text:s/></text:span><text:span text:style-name="T1_3">in</text:span><text:span text:style-name="T1_4"><text:s/></text:span><text:span text:style-name="T1_5">Progress</text:span><text:span text:style-name="T1_6"><text:s/></text:span><text:span text:style-name="T1_7">Report</text:span></text:p>
      <text:p text:style-name="P2"/>
      <text:p text:style-name="P3"><text:span text:style-name="T3_1">Major</text:span><text:span text:style-name="T3_2"><text:s/></text:span><text:span text:style-name="T3_3">developments</text:span><text:span text:style-name="T3_4">/</text:span><text:span text:style-name="T3_5">breakthroughs</text:span><text:span text:style-name="T3_6">(</text:span><text:span text:style-name="T3_7">reference</text:span><text:span text:style-name="T3_8"><text:s/></text:span><text:span text:style-name="T3_9">specific</text:span><text:span text:style-name="T3_10"><text:s/></text:span><text:span text:style-name="T3_11">code</text:span><text:span text:style-name="T3_12"><text:s/></text:span><text:span text:style-name="T3_13">please</text:span><text:span text:style-name="T3_14">):</text:span></text:p>
      <text:p text:style-name="P4"><text:span text:style-name="T4_1">The</text:span><text:span text:style-name="T4_2"><text:s/></text:span><text:span text:style-name="T4_3">major</text:span><text:span text:style-name="T4_4"><text:s/></text:span><text:span text:style-name="T4_5">development</text:span><text:span text:style-name="T4_6"><text:s/></text:span><text:span text:style-name="T4_7">was</text:span><text:span text:style-name="T4_8"><text:s/></text:span><text:span text:style-name="T4_9">the</text:span><text:span text:style-name="T4_10"><text:s/></text:span><text:span text:style-name="T4_11">addition</text:span><text:span text:style-name="T4_12"><text:s/></text:span><text:span text:style-name="T4_13">of</text:span><text:span text:style-name="T4_14"><text:s/></text:span><text:span text:style-name="T4_15">fireballs</text:span><text:span text:style-name="T4_16"><text:s/></text:span><text:span text:style-name="T4_17">and</text:span><text:span text:style-name="T4_18"><text:s/></text:span><text:span text:style-name="T4_19">the</text:span><text:span text:style-name="T4_20"><text:s/></text:span><text:span text:style-name="T4_21">first</text:span><text:span text:style-name="T4_22"><text:s/></text:span><text:span text:style-name="T4_23">two</text:span><text:span text:style-name="T4_24"><text:s/></text:span><text:span text:style-name="T4_25">of</text:span><text:span text:style-name="T4_26"><text:s/>4<text:s/></text:span><text:span text:style-name="T4_27">maps</text:span><text:span text:style-name="T4_28">.</text:span></text:p>
      <text:p text:style-name="P5"/>
      <text:p text:style-name="P6"/>
      <text:p text:style-name="P7"/>
      <text:p text:style-name="P8"><text:span text:style-name="T8_1">This</text:span><text:span text:style-name="T8_2"><text:s/></text:span><text:span text:style-name="T8_3">is</text:span><text:span text:style-name="T8_4"><text:s/></text:span><text:span text:style-name="T8_5">the</text:span><text:span text:style-name="T8_6"><text:s/></text:span><text:span text:style-name="T8_7">fireball</text:span><text:span text:style-name="T8_8"><text:s/></text:span><text:span text:style-name="T8_9">class</text:span><text:span text:style-name="T8_10"><text:s/></text:span><text:span text:style-name="T8_11">it</text:span><text:span text:style-name="T8_12"><text:s/></text:span><text:span text:style-name="T8_13">takes</text:span><text:span text:style-name="T8_14"><text:s/></text:span><text:span text:style-name="T8_15">a</text:span><text:span text:style-name="T8_16"><text:s/></text:span><text:span text:style-name="T8_17">texture</text:span><text:span text:style-name="T8_18">,<text:s/></text:span><text:span text:style-name="T8_19">an</text:span><text:span text:style-name="T8_20"><text:s/></text:span><text:span text:style-name="T8_21">initial</text:span><text:span text:style-name="T8_22"><text:s/></text:span><text:span text:style-name="T8_23">x</text:span><text:span text:style-name="T8_24"><text:s/></text:span><text:span text:style-name="T8_25">and</text:span><text:span text:style-name="T8_26"><text:s/></text:span><text:span text:style-name="T8_27">y</text:span><text:span text:style-name="T8_28"><text:s/></text:span><text:span text:style-name="T8_29">position</text:span><text:span text:style-name="T8_30">,<text:s/></text:span><text:span text:style-name="T8_31">a</text:span><text:span text:style-name="T8_32"><text:s/></text:span><text:span text:style-name="T8_33">rotation</text:span><text:span text:style-name="T8_34">,<text:s/></text:span><text:span text:style-name="T8_35">and</text:span><text:span text:style-name="T8_36"><text:s/></text:span><text:span text:style-name="T8_37">the</text:span><text:span text:style-name="T8_38"><text:s/></text:span><text:span text:style-name="T8_39">camera</text:span><text:span text:style-name="T8_40">.</text:span><text:span text:style-name="T8_41">The</text:span><text:span text:style-name="T8_42"><text:s/></text:span><text:span text:style-name="T8_43">x</text:span><text:span text:style-name="T8_44"><text:s/></text:span><text:span text:style-name="T8_45">and</text:span><text:span text:style-name="T8_46"><text:s/></text:span><text:span text:style-name="T8_47">y</text:span><text:span text:style-name="T8_48"><text:s/></text:span><text:span text:style-name="T8_49">velocities</text:span><text:span text:style-name="T8_50"><text:s/></text:span><text:span text:style-name="T8_51">are</text:span><text:span text:style-name="T8_52"><text:s/></text:span><text:span text:style-name="T8_53">determined</text:span><text:span text:style-name="T8_54"><text:s/></text:span><text:span text:style-name="T8_55">by</text:span><text:span text:style-name="T8_56"><text:s/></text:span><text:span text:style-name="T8_57">the</text:span><text:span text:style-name="T8_58"><text:s/></text:span><text:span text:style-name="T8_59">rotation</text:span><text:span text:style-name="T8_60"><text:s/></text:span><text:span text:style-name="T8_61">and</text:span><text:span text:style-name="T8_62"><text:s/></text:span><text:span text:style-name="T8_63">is</text:span><text:span text:style-name="T8_64"><text:s/></text:span><text:span text:style-name="T8_65">the</text:span><text:span text:style-name="T8_66"><text:s/></text:span><text:span text:style-name="T8_67">render</text:span><text:span text:style-name="T8_68"><text:s/></text:span><text:span text:style-name="T8_69">method</text:span><text:span text:style-name="T8_70"><text:s/></text:span><text:span text:style-name="T8_71">the</text:span><text:span text:style-name="T8_72"><text:s/></text:span><text:span text:style-name="T8_73">fireball</text:span><text:span text:style-name="T8_74"><text:s/></text:span><text:span text:style-name="T8_75">is</text:span><text:span text:style-name="T8_76"><text:s/></text:span><text:span text:style-name="T8_77">moved</text:span><text:span text:style-name="T8_78"><text:s/></text:span><text:span text:style-name="T8_79">then</text:span><text:span text:style-name="T8_80"><text:s/></text:span><text:span text:style-name="T8_81">rendered</text:span><text:span text:style-name="T8_82">.<text:s/></text:span></text:p>
      <text:p text:style-name="P9"><text:span text:style-name="T9_1">_____________________________________________________________________________________</text:span></text:p>
      <text:p text:style-name="P10"><text:span text:style-name="T10_1">public</text:span><text:span text:style-name="T10_2"><text:s/></text:span><text:span text:style-name="T10_3">class</text:span><text:span text:style-name="T10_4"><text:s/></text:span><text:span text:style-name="T10_5">FireBall</text:span><text:span text:style-name="T10_6"><text:s/>{</text:span></text:p>
      <text:p text:style-name="P11"><text:span text:style-name="T11_1"><text:tab/></text:span><text:span text:style-name="T11_2">Sprite</text:span><text:span text:style-name="T11_3"><text:s/></text:span><text:span text:style-name="T11_4">sFireBall</text:span><text:span text:style-name="T11_5">;</text:span></text:p>
      <text:p text:style-name="P12"><text:span text:style-name="T12_1"><text:tab/></text:span><text:span text:style-name="T12_2">float</text:span><text:span text:style-name="T12_3"><text:s/></text:span><text:span text:style-name="T12_4">fVelocityX</text:span><text:span text:style-name="T12_5">,<text:s/></text:span><text:span text:style-name="T12_6">fVelocityY</text:span><text:span text:style-name="T12_7">,<text:s/></text:span><text:span text:style-name="T12_8">fVelocityYS</text:span><text:span text:style-name="T12_9">,<text:s/></text:span><text:span text:style-name="T12_10">fVelocityXS</text:span><text:span text:style-name="T12_11">,<text:s/></text:span><text:span text:style-name="T12_12">fSHeight</text:span><text:span text:style-name="T12_13">,<text:s/></text:span><text:span text:style-name="T12_14">fSWidth</text:span><text:span text:style-name="T12_15">;</text:span></text:p>
      <text:p text:style-name="P13"><text:span text:style-name="T13_1"><text:tab/></text:span><text:span text:style-name="T13_2">OrthographicCamera</text:span><text:span text:style-name="T13_3"><text:s/></text:span><text:span text:style-name="T13_4">camera</text:span><text:span text:style-name="T13_5">;</text:span></text:p>
      <text:p text:style-name="P14"><text:span text:style-name="T14_1"><text:tab/></text:span><text:span text:style-name="T14_2">SpriteBatch</text:span><text:span text:style-name="T14_3"><text:s/></text:span><text:span text:style-name="T14_4">sbSpriteBatch</text:span><text:span text:style-name="T14_5">;</text:span></text:p>
      <text:p text:style-name="P15"/>
      <text:p text:style-name="P16"><text:span text:style-name="T16_1"><text:tab/></text:span><text:span text:style-name="T16_2">FireBall</text:span><text:span text:style-name="T16_3">(</text:span><text:span text:style-name="T16_4">Texture</text:span><text:span text:style-name="T16_5"><text:s/></text:span><text:span text:style-name="T16_6">tFireBall</text:span><text:span text:style-name="T16_7">,<text:s/></text:span><text:span text:style-name="T16_8">float</text:span><text:span text:style-name="T16_9"><text:s/></text:span><text:span text:style-name="T16_10">fX</text:span><text:span text:style-name="T16_11">,<text:s/></text:span><text:span text:style-name="T16_12">float</text:span><text:span text:style-name="T16_13"><text:s/></text:span><text:span text:style-name="T16_14">fY</text:span><text:span text:style-name="T16_15">,<text:s/></text:span><text:span text:style-name="T16_16">int</text:span><text:span text:style-name="T16_17"><text:s/></text:span><text:span text:style-name="T16_18">nRotation</text:span><text:span text:style-name="T16_19">,<text:s/></text:span><text:span text:style-name="T16_20">OrthographicCamera</text:span><text:span text:style-name="T16_21"><text:s/></text:span><text:span text:style-name="T16_22">camera</text:span><text:span text:style-name="T16_23">_)<text:s/>{</text:span></text:p>
      <text:p text:style-name="P17"><text:span text:style-name="T17_1"><text:s text:c="4"/><text:tab/></text:span><text:span text:style-name="T17_2">camera</text:span><text:span text:style-name="T17_3"><text:s/>=<text:s/></text:span><text:span text:style-name="T17_4">camera</text:span><text:span text:style-name="T17_5">_;</text:span></text:p>
      <text:p text:style-name="P18"><text:span text:style-name="T18_1"><text:s text:c="4"/><text:tab/></text:span><text:span text:style-name="T18_2">fSHeight</text:span><text:span text:style-name="T18_3"><text:s/>=<text:s/></text:span><text:span text:style-name="T18_4">Gdx</text:span><text:span text:style-name="T18_5">.</text:span><text:span text:style-name="T18_6">graphics</text:span><text:span text:style-name="T18_7">.</text:span><text:span text:style-name="T18_8">getHeight</text:span><text:span text:style-name="T18_9">();</text:span></text:p>
      <text:p text:style-name="P19"><text:span text:style-name="T19_1"><text:s text:c="4"/><text:tab/></text:span><text:span text:style-name="T19_2">fSWidth</text:span><text:span text:style-name="T19_3"><text:s/>=<text:s/></text:span><text:span text:style-name="T19_4">Gdx</text:span><text:span text:style-name="T19_5">.</text:span><text:span text:style-name="T19_6">graphics</text:span><text:span text:style-name="T19_7">.</text:span><text:span text:style-name="T19_8">getWidth</text:span><text:span text:style-name="T19_9">();</text:span></text:p>
      <text:p text:style-name="P20"><text:span text:style-name="T20_1"><text:s text:c="4"/><text:tab/></text:span><text:span text:style-name="T20_2">fVelocityYS</text:span><text:span text:style-name="T20_3"><text:s/>=<text:s/></text:span><text:span text:style-name="T20_4">fSHeight</text:span><text:span text:style-name="T20_5"><text:s/>*<text:s/>30<text:s/>/<text:s/>1080;</text:span></text:p>
      <text:p text:style-name="P21"><text:span text:style-name="T21_1"><text:s text:c="4"/><text:tab/></text:span><text:span text:style-name="T21_2">fVelocityXS</text:span><text:span text:style-name="T21_3"><text:s/>=<text:s/></text:span><text:span text:style-name="T21_4">fSWidth</text:span><text:span text:style-name="T21_5"><text:s/>*<text:s/>30<text:s/>/<text:s/>1794;</text:span></text:p>
      <text:p text:style-name="P22"><text:span text:style-name="T22_1"><text:s text:c="4"/><text:tab/></text:span><text:span text:style-name="T22_2">sbSpriteBatch</text:span><text:span text:style-name="T22_3"><text:s/>=<text:s/></text:span><text:span text:style-name="T22_4">new</text:span><text:span text:style-name="T22_5"><text:s/></text:span><text:span text:style-name="T22_6">SpriteBatch</text:span><text:span text:style-name="T22_7">();//</text:span><text:span text:style-name="T22_8">This</text:span><text:span text:style-name="T22_9"><text:s/></text:span><text:span text:style-name="T22_10">is</text:span><text:span text:style-name="T22_11"><text:s/></text:span><text:span text:style-name="T22_12">bad</text:span><text:span text:style-name="T22_13"><text:s/></text:span><text:span text:style-name="T22_14">use</text:span><text:span text:style-name="T22_15"><text:s/></text:span><text:span text:style-name="T22_16">the</text:span><text:span text:style-name="T22_17"><text:s/></text:span><text:span text:style-name="T22_18">one</text:span><text:span text:style-name="T22_19"><text:s/></text:span><text:span text:style-name="T22_20">that</text:span><text:span text:style-name="T22_21"><text:s/></text:span><text:span text:style-name="T22_22">already</text:span><text:span text:style-name="T22_23"><text:s/></text:span><text:span text:style-name="T22_24">exists</text:span></text:p>
      <text:p text:style-name="P23"><text:span text:style-name="T23_1"><text:s text:c="4"/><text:tab/></text:span><text:span text:style-name="T23_2">sFireBall</text:span><text:span text:style-name="T23_3"><text:s/>=<text:s/></text:span><text:span text:style-name="T23_4">new</text:span><text:span text:style-name="T23_5"><text:s/></text:span><text:span text:style-name="T23_6">Sprite</text:span><text:span text:style-name="T23_7">(</text:span><text:span text:style-name="T23_8">tFireBall</text:span><text:span text:style-name="T23_9">);</text:span></text:p>
      <text:p text:style-name="P24"><text:span text:style-name="T24_1"><text:s text:c="4"/><text:tab/></text:span><text:span text:style-name="T24_2">sFireBall</text:span><text:span text:style-name="T24_3">.</text:span><text:span text:style-name="T24_4">setOrigin</text:span><text:span text:style-name="T24_5">(</text:span><text:span text:style-name="T24_6">sFireBall</text:span><text:span text:style-name="T24_7">.</text:span><text:span text:style-name="T24_8">getWidth</text:span><text:span text:style-name="T24_9">()/2,</text:span><text:span text:style-name="T24_10">sFireBall</text:span><text:span text:style-name="T24_11">.</text:span><text:span text:style-name="T24_12">getHeight</text:span><text:span text:style-name="T24_13">()/2);</text:span></text:p>
      <text:p text:style-name="P25"><text:span text:style-name="T25_1"><text:s text:c="4"/><text:tab/></text:span><text:span text:style-name="T25_2">sFireBall</text:span><text:span text:style-name="T25_3">.</text:span><text:span text:style-name="T25_4">setRotation</text:span><text:span text:style-name="T25_5">(</text:span><text:span text:style-name="T25_6">nRotation</text:span><text:span text:style-name="T25_7"><text:s/>-<text:s/>90);</text:span></text:p>
      <text:p text:style-name="P26"><text:span text:style-name="T26_1"><text:s text:c="4"/><text:tab/></text:span><text:span text:style-name="T26_2">sFireBall</text:span><text:span text:style-name="T26_3">.</text:span><text:span text:style-name="T26_4">setPosition</text:span><text:span text:style-name="T26_5">(</text:span><text:span text:style-name="T26_6">fX</text:span><text:span text:style-name="T26_7">,<text:s/></text:span><text:span text:style-name="T26_8">fY</text:span><text:span text:style-name="T26_9">);</text:span></text:p>
      <text:p text:style-name="P27"><text:span text:style-name="T27_1"><text:s text:c="4"/><text:tab/></text:span><text:span text:style-name="T27_2">if</text:span><text:span text:style-name="T27_3"><text:s/>(</text:span><text:span text:style-name="T27_4">nRotation</text:span><text:span text:style-name="T27_5"><text:s/>==<text:s/>0)<text:s/>{</text:span></text:p>
      <text:p text:style-name="P28"><text:span text:style-name="T28_1"><text:s text:c="8"/><text:tab/></text:span><text:span text:style-name="T28_2">fVelocityX</text:span><text:span text:style-name="T28_3"><text:s/>=<text:s/>0;</text:span></text:p>
      <text:p text:style-name="P29"><text:span text:style-name="T29_1"><text:s text:c="8"/><text:tab/></text:span><text:span text:style-name="T29_2">fVelocityY</text:span><text:span text:style-name="T29_3"><text:s/>=<text:s/>-</text:span><text:span text:style-name="T29_4">fVelocityYS</text:span><text:span text:style-name="T29_5">;</text:span></text:p>
      <text:p text:style-name="P30"><text:span text:style-name="T30_1"><text:s text:c="4"/><text:tab/>}<text:s/></text:span><text:span text:style-name="T30_2">else</text:span><text:span text:style-name="T30_3"><text:s/></text:span><text:span text:style-name="T30_4">if</text:span><text:span text:style-name="T30_5"><text:s/>(</text:span><text:span text:style-name="T30_6">nRotation</text:span><text:span text:style-name="T30_7"><text:s/>==<text:s/>90)<text:s/>{</text:span></text:p>
      <text:p text:style-name="P31"><text:span text:style-name="T31_1"><text:s text:c="8"/><text:tab/></text:span><text:span text:style-name="T31_2">fVelocityX</text:span><text:span text:style-name="T31_3"><text:s/>=<text:s/></text:span><text:span text:style-name="T31_4">fVelocityXS</text:span><text:span text:style-name="T31_5">;</text:span></text:p>
      <text:p text:style-name="P32"><text:span text:style-name="T32_1"><text:s text:c="8"/><text:tab/></text:span><text:span text:style-name="T32_2">fVelocityY</text:span><text:span text:style-name="T32_3"><text:s/>=<text:s/>0;</text:span></text:p>
      <text:p text:style-name="P33"><text:span text:style-name="T33_1"><text:s text:c="4"/><text:tab/>}<text:s/></text:span><text:span text:style-name="T33_2">else</text:span><text:span text:style-name="T33_3"><text:s/></text:span><text:span text:style-name="T33_4">if</text:span><text:span text:style-name="T33_5"><text:s/>(</text:span><text:span text:style-name="T33_6">nRotation</text:span><text:span text:style-name="T33_7"><text:s/>==<text:s/>180)<text:s/>{</text:span></text:p>
      <text:p text:style-name="P34"><text:span text:style-name="T34_1"><text:s text:c="8"/><text:tab/></text:span><text:span text:style-name="T34_2">fVelocityX</text:span><text:span text:style-name="T34_3"><text:s/>=<text:s/>0;</text:span></text:p>
      <text:p text:style-name="P35"><text:span text:style-name="T35_1"><text:s text:c="8"/><text:tab/></text:span><text:span text:style-name="T35_2">fVelocityY</text:span><text:span text:style-name="T35_3"><text:s/>=<text:s/></text:span><text:span text:style-name="T35_4">fVelocityYS</text:span><text:span text:style-name="T35_5">;</text:span></text:p>
      <text:p text:style-name="P36"><text:span text:style-name="T36_1"><text:s text:c="4"/><text:tab/>}<text:s/></text:span><text:span text:style-name="T36_2">else</text:span><text:span text:style-name="T36_3"><text:s/></text:span><text:span text:style-name="T36_4">if</text:span><text:span text:style-name="T36_5"><text:s/>(</text:span><text:span text:style-name="T36_6">nRotation</text:span><text:span text:style-name="T36_7"><text:s/>==<text:s/>270)<text:s/>{</text:span></text:p>
      <text:p text:style-name="P37"><text:span text:style-name="T37_1"><text:s text:c="8"/><text:tab/></text:span><text:span text:style-name="T37_2">fVelocityX</text:span><text:span text:style-name="T37_3"><text:s/>=<text:s/>-</text:span><text:span text:style-name="T37_4">fVelocityXS</text:span><text:span text:style-name="T37_5">;</text:span></text:p>
      <text:p text:style-name="P38"><text:span text:style-name="T38_1"><text:s text:c="8"/><text:tab/></text:span><text:span text:style-name="T38_2">fVelocityY</text:span><text:span text:style-name="T38_3"><text:s/>=<text:s/>0;</text:span></text:p>
      <text:p text:style-name="P39"><text:span text:style-name="T39_1"><text:s text:c="4"/><text:tab/>}</text:span></text:p>
      <text:p text:style-name="P40"><text:span text:style-name="T40_1"><text:tab/>}</text:span></text:p>
      <text:p text:style-name="P41"/>
      <text:p text:style-name="P42"/>
      <text:p text:style-name="P43"><text:span text:style-name="T43_1"><text:tab/></text:span><text:span text:style-name="T43_2">public</text:span><text:span text:style-name="T43_3"><text:s/></text:span><text:span text:style-name="T43_4">void</text:span><text:span text:style-name="T43_5"><text:s/></text:span><text:span text:style-name="T43_6">render</text:span><text:span text:style-name="T43_7">()<text:s/>{</text:span></text:p>
      <text:p text:style-name="P44"><text:span text:style-name="T44_1"><text:s text:c="4"/><text:tab/></text:span><text:span text:style-name="T44_2">sbSpriteBatch</text:span><text:span text:style-name="T44_3">.</text:span><text:span text:style-name="T44_4">setProjectionMatrix</text:span><text:span text:style-name="T44_5">(</text:span><text:span text:style-name="T44_6">camera</text:span><text:span text:style-name="T44_7">.</text:span><text:span text:style-name="T44_8">combined</text:span><text:span text:style-name="T44_9">);</text:span></text:p>
      <text:p text:style-name="P45"><text:span text:style-name="T45_1"><text:s text:c="4"/><text:tab/></text:span><text:span text:style-name="T45_2">sFireBall</text:span><text:span text:style-name="T45_3">.</text:span><text:span text:style-name="T45_4">translate</text:span><text:span text:style-name="T45_5">(</text:span><text:span text:style-name="T45_6">fVelocityX</text:span><text:span text:style-name="T45_7">,<text:s/></text:span><text:span text:style-name="T45_8">fVelocityY</text:span><text:span text:style-name="T45_9">);</text:span></text:p>
      <text:p text:style-name="P46"><text:span text:style-name="T46_1"><text:s text:c="4"/><text:tab/></text:span><text:span text:style-name="T46_2">sbSpriteBatch</text:span><text:span text:style-name="T46_3">.</text:span><text:span text:style-name="T46_4">begin</text:span><text:span text:style-name="T46_5">();</text:span></text:p>
      <text:p text:style-name="P47"><text:span text:style-name="T47_1"><text:s text:c="4"/><text:tab/></text:span><text:span text:style-name="T47_2">sFireBall</text:span><text:span text:style-name="T47_3">.</text:span><text:span text:style-name="T47_4">draw</text:span><text:span text:style-name="T47_5">(</text:span><text:span text:style-name="T47_6">sbSpriteBatch</text:span><text:span text:style-name="T47_7">);</text:span></text:p>
      <text:p text:style-name="P48"><text:span text:style-name="T48_1"><text:s text:c="4"/><text:tab/></text:span><text:span text:style-name="T48_2">sbSpriteBatch</text:span><text:span text:style-name="T48_3">.</text:span><text:span text:style-name="T48_4">end</text:span><text:span text:style-name="T48_5">();</text:span></text:p>
      <text:p text:style-name="P49"><text:span text:style-name="T49_1"><text:tab/>}</text:span></text:p>
      <text:p text:style-name="P50"/>
      <text:p text:style-name="P51"><text:span text:style-name="T51_1">}</text:span></text:p>
      <text:p text:style-name="P52"/>
      <text:p text:style-name="P53"><text:span text:style-name="T53_1">_________________________________________________________________________________________</text:span></text:p>
      <text:p text:style-name="P54"><text:span text:style-name="T54_1">This</text:span><text:span text:style-name="T54_2"><text:s/></text:span><text:span text:style-name="T54_3">is</text:span><text:span text:style-name="T54_4"><text:s/></text:span><text:span text:style-name="T54_5">what</text:span><text:span text:style-name="T54_6"><text:s/></text:span><text:span text:style-name="T54_7">we</text:span><text:span text:style-name="T54_8"><text:s/></text:span><text:span text:style-name="T54_9">have</text:span><text:span text:style-name="T54_10"><text:s/></text:span><text:span text:style-name="T54_11">for</text:span><text:span text:style-name="T54_12"><text:s/></text:span><text:span text:style-name="T54_13">the</text:span><text:span text:style-name="T54_14"><text:s/></text:span><text:span text:style-name="T54_15">enemy</text:span><text:span text:style-name="T54_16">.<text:s text:c="2"/></text:span><text:span text:style-name="T54_17">At</text:span><text:span text:style-name="T54_18"><text:s/></text:span><text:span text:style-name="T54_19">this</text:span><text:span text:style-name="T54_20"><text:s/></text:span><text:span text:style-name="T54_21">point</text:span><text:span text:style-name="T54_22"><text:s/></text:span><text:span text:style-name="T54_23">it</text:span><text:span text:style-name="T54_24"><text:s/></text:span><text:span text:style-name="T54_25">is</text:span><text:span text:style-name="T54_26"><text:s/></text:span><text:span text:style-name="T54_27">not</text:span><text:span text:style-name="T54_28"><text:s/></text:span><text:span text:style-name="T54_29">working</text:span><text:span text:style-name="T54_30"><text:s/></text:span><text:span text:style-name="T54_31">correctly</text:span><text:span text:style-name="T54_32">.<text:s text:c="2"/></text:span><text:span text:style-name="T54_33">To</text:span><text:span text:style-name="T54_34"><text:s/></text:span><text:span text:style-name="T54_35">work</text:span><text:span text:style-name="T54_36"><text:s text:c="2"/></text:span><text:span text:style-name="T54_37">on</text:span><text:span text:style-name="T54_38"><text:s/></text:span><text:span text:style-name="T54_39">this</text:span><text:span text:style-name="T54_40"><text:s/></text:span><text:span text:style-name="T54_41">concept</text:span><text:span text:style-name="T54_42"><text:s/></text:span><text:span text:style-name="T54_43">i</text:span><text:span text:style-name="T54_44"><text:s/></text:span><text:span text:style-name="T54_45">have</text:span><text:span text:style-name="T54_46"><text:s/></text:span><text:span text:style-name="T54_47">actually</text:span><text:span text:style-name="T54_48"><text:s/></text:span><text:span text:style-name="T54_49">referenced</text:span><text:span text:style-name="T54_50"><text:s/></text:span><text:span text:style-name="T54_51">code</text:span><text:span text:style-name="T54_52"><text:s/></text:span><text:span text:style-name="T54_53">for</text:span><text:span text:style-name="T54_54"><text:s/></text:span><text:span text:style-name="T54_55">the</text:span><text:span text:style-name="T54_56"><text:s/>2</text:span><text:span text:style-name="T54_57">oi</text:span><text:span text:style-name="T54_58"><text:s/></text:span><text:span text:style-name="T54_59">flash</text:span><text:span text:style-name="T54_60"><text:s/></text:span><text:span text:style-name="T54_61">website</text:span><text:span text:style-name="T54_62"><text:s/>(</text:span><text:span text:style-name="T54_63"><text:a xlink:type="simple" xlink:href="http://2oi.sgrondin.ca/ss10/Delay.html"><text:span text:style-name="T54_64">http</text:span></text:a></text:span><text:span text:style-name="T54_65"><text:a xlink:type="simple" xlink:href="http://2oi.sgrondin.ca/ss10/Delay.html"><text:span text:style-name="T54_66">://2</text:span></text:a></text:span><text:span text:style-name="T54_67"><text:a xlink:type="simple" xlink:href="http://2oi.sgrondin.ca/ss10/Delay.html"><text:span text:style-name="T54_68">oi</text:span></text:a></text:span><text:span text:style-name="T54_69"><text:a xlink:type="simple" xlink:href="http://2oi.sgrondin.ca/ss10/Delay.html"><text:span text:style-name="T54_70">.</text:span></text:a></text:span><text:span text:style-name="T54_71"><text:a xlink:type="simple" xlink:href="http://2oi.sgrondin.ca/ss10/Delay.html"><text:span text:style-name="T54_72">sgrondin</text:span></text:a></text:span><text:span text:style-name="T54_73"><text:a xlink:type="simple" xlink:href="http://2oi.sgrondin.ca/ss10/Delay.html"><text:span text:style-name="T54_74">.</text:span></text:a></text:span><text:span text:style-name="T54_75"><text:a xlink:type="simple" xlink:href="http://2oi.sgrondin.ca/ss10/Delay.html"><text:span text:style-name="T54_76">ca</text:span></text:a></text:span><text:span text:style-name="T54_77"><text:a xlink:type="simple" xlink:href="http://2oi.sgrondin.ca/ss10/Delay.html"><text:span text:style-name="T54_78">/</text:span></text:a></text:span><text:span text:style-name="T54_79"><text:a xlink:type="simple" xlink:href="http://2oi.sgrondin.ca/ss10/Delay.html"><text:span text:style-name="T54_80">ss</text:span></text:a></text:span><text:span text:style-name="T54_81"><text:a xlink:type="simple" xlink:href="http://2oi.sgrondin.ca/ss10/Delay.html"><text:span text:style-name="T54_82">10/</text:span></text:a></text:span><text:span text:style-name="T54_83"><text:a xlink:type="simple" xlink:href="http://2oi.sgrondin.ca/ss10/Delay.html"><text:span text:style-name="T54_84">Delay</text:span></text:a></text:span><text:span text:style-name="T54_85"><text:a xlink:type="simple" xlink:href="http://2oi.sgrondin.ca/ss10/Delay.html"><text:span text:style-name="T54_86">.</text:span></text:a></text:span><text:span text:style-name="T54_87"><text:a xlink:type="simple" xlink:href="http://2oi.sgrondin.ca/ss10/Delay.html"><text:span text:style-name="T54_88">html</text:span></text:a></text:span><text:span text:style-name="T54_89">)</text:span></text:p>
      <text:p text:style-name="P55"><text:span text:style-name="T55_1">Much</text:span><text:span text:style-name="T55_2"><text:s/></text:span><text:span text:style-name="T55_3">of</text:span><text:span text:style-name="T55_4"><text:s/></text:span><text:span text:style-name="T55_5">the</text:span><text:span text:style-name="T55_6"><text:s/></text:span><text:span text:style-name="T55_7">code</text:span><text:span text:style-name="T55_8"><text:s/></text:span><text:span text:style-name="T55_9">is</text:span><text:span text:style-name="T55_10"><text:s/></text:span><text:span text:style-name="T55_11">the</text:span><text:span text:style-name="T55_12"><text:s/></text:span><text:span text:style-name="T55_13">same</text:span><text:span text:style-name="T55_14"><text:s/></text:span><text:span text:style-name="T55_15">as</text:span><text:span text:style-name="T55_16"><text:s/></text:span><text:span text:style-name="T55_17">the</text:span><text:span text:style-name="T55_18"><text:s/></text:span><text:span text:style-name="T55_19">main</text:span><text:span text:style-name="T55_20"><text:s/></text:span><text:span text:style-name="T55_21">character</text:span><text:span text:style-name="T55_22"><text:s/></text:span><text:span text:style-name="T55_23">class</text:span><text:span text:style-name="T55_24"><text:s/></text:span><text:span text:style-name="T55_25">with</text:span><text:span text:style-name="T55_26"><text:s/></text:span><text:span text:style-name="T55_27">most</text:span><text:span text:style-name="T55_28"><text:s/></text:span><text:span text:style-name="T55_29">of</text:span><text:span text:style-name="T55_30"><text:s/></text:span><text:span text:style-name="T55_31">the</text:span><text:span text:style-name="T55_32"><text:s/></text:span><text:span text:style-name="T55_33">differences</text:span><text:span text:style-name="T55_34"><text:s/></text:span><text:span text:style-name="T55_35">being</text:span><text:span text:style-name="T55_36"><text:s/></text:span><text:span text:style-name="T55_37">in</text:span><text:span text:style-name="T55_38"><text:s/></text:span><text:span text:style-name="T55_39">the</text:span><text:span text:style-name="T55_40"><text:s/></text:span><text:span text:style-name="T55_41">XY</text:span><text:span text:style-name="T55_42"><text:s/></text:span><text:span text:style-name="T55_43">of</text:span><text:span text:style-name="T55_44"><text:s/></text:span><text:span text:style-name="T55_45">the</text:span><text:span text:style-name="T55_46"><text:s/></text:span><text:span text:style-name="T55_47">character</text:span><text:span text:style-name="T55_48">.</text:span></text:p>
      <text:p text:style-name="P56"/>
      <text:p text:style-name="P57"><text:span text:style-name="T57_1">public</text:span><text:span text:style-name="T57_2"><text:s/></text:span><text:span text:style-name="T57_3">void</text:span><text:span text:style-name="T57_4"><text:s/></text:span><text:span text:style-name="T57_5">setXY</text:span><text:span text:style-name="T57_6">(</text:span><text:span text:style-name="T57_7">float</text:span><text:span text:style-name="T57_8"><text:s/></text:span><text:span text:style-name="T57_9">fCharacterX</text:span><text:span text:style-name="T57_10">_,<text:s/></text:span><text:span text:style-name="T57_11">float</text:span><text:span text:style-name="T57_12"><text:s/></text:span><text:span text:style-name="T57_13">fCharacterY</text:span><text:span text:style-name="T57_14">_){</text:span></text:p>
      <text:p text:style-name="P58"><text:span text:style-name="T58_1"><text:s text:c="8"/></text:span><text:span text:style-name="T58_2">fCharacterX</text:span><text:span text:style-name="T58_3">=<text:s/></text:span><text:span text:style-name="T58_4">fCharacterX</text:span><text:span text:style-name="T58_5">_;</text:span></text:p>
      <text:p text:style-name="P59"><text:span text:style-name="T59_1"><text:s text:c="8"/></text:span><text:span text:style-name="T59_2">fCharacterY</text:span><text:span text:style-name="T59_3">=<text:s/></text:span><text:span text:style-name="T59_4">fCharacterY</text:span><text:span text:style-name="T59_5">_;</text:span></text:p>
      <text:p text:style-name="P60"/>
      <text:p text:style-name="P61"><text:span text:style-name="T61_1"><text:s text:c="4"/>}</text:span></text:p>
      <text:p text:style-name="P62"><text:span text:style-name="T62_1">...</text:span></text:p>
      <text:p text:style-name="P63"><text:span text:style-name="T63_1">fGhostX</text:span><text:span text:style-name="T63_2"><text:s/>=<text:s/>(</text:span><text:span text:style-name="T63_3">float</text:span><text:span text:style-name="T63_4">)<text:s/>(0.9*(</text:span><text:span text:style-name="T63_5">fGhostX</text:span><text:span text:style-name="T63_6">-</text:span><text:span text:style-name="T63_7">fCharacterX</text:span><text:span text:style-name="T63_8">)+</text:span><text:span text:style-name="T63_9">fCharacterX</text:span><text:span text:style-name="T63_10">-1.5);</text:span></text:p>
      <text:p text:style-name="P64"><text:span text:style-name="T64_1"><text:s/></text:span><text:span text:style-name="T64_2">fGhostY</text:span><text:span text:style-name="T64_3"><text:s/>=<text:s/>(</text:span><text:span text:style-name="T64_4">float</text:span><text:span text:style-name="T64_5">)<text:s/>(0.9*(</text:span><text:span text:style-name="T64_6">fGhostY</text:span><text:span text:style-name="T64_7">-</text:span><text:span text:style-name="T64_8">fCharacterY</text:span><text:span text:style-name="T64_9">)+</text:span><text:span text:style-name="T64_10">fCharacterY</text:span><text:span text:style-name="T64_11">-1.5);</text:span></text:p>
      <text:p text:style-name="P65"/>
      <text:p text:style-name="P66"><text:span text:style-name="T66_1">at</text:span><text:span text:style-name="T66_2"><text:s/></text:span><text:span text:style-name="T66_3">this</text:span><text:span text:style-name="T66_4"><text:s/></text:span><text:span text:style-name="T66_5">point</text:span><text:span text:style-name="T66_6"><text:s/></text:span><text:span text:style-name="T66_7">the</text:span><text:span text:style-name="T66_8"><text:s/></text:span><text:span text:style-name="T66_9">code</text:span><text:span text:style-name="T66_10"><text:s/></text:span><text:span text:style-name="T66_11">doesn</text:span><text:span text:style-name="T66_12">'</text:span><text:span text:style-name="T66_13">t</text:span><text:span text:style-name="T66_14"><text:s/></text:span><text:span text:style-name="T66_15">do</text:span><text:span text:style-name="T66_16"><text:s/></text:span><text:span text:style-name="T66_17">what</text:span><text:span text:style-name="T66_18"><text:s/></text:span><text:span text:style-name="T66_19">I</text:span><text:span text:style-name="T66_20"><text:s/></text:span><text:span text:style-name="T66_21">want</text:span><text:span text:style-name="T66_22"><text:s/></text:span><text:span text:style-name="T66_23">it</text:span><text:span text:style-name="T66_24"><text:s/></text:span><text:span text:style-name="T66_25">to</text:span><text:span text:style-name="T66_26"><text:s/></text:span><text:span text:style-name="T66_27">do</text:span><text:span text:style-name="T66_28">,<text:s/></text:span><text:span text:style-name="T66_29">I</text:span><text:span text:style-name="T66_30"><text:s/></text:span><text:span text:style-name="T66_31">beli</text:span><text:span text:style-name="T66_32">ve</text:span><text:span text:style-name="T66_33"><text:s/></text:span><text:span text:style-name="T66_34">the</text:span><text:span text:style-name="T66_35"><text:s/></text:span><text:span text:style-name="T66_36">problem</text:span><text:span text:style-name="T66_37"><text:s/></text:span><text:span text:style-name="T66_38">is</text:span><text:span text:style-name="T66_39"><text:s/></text:span><text:span text:style-name="T66_40">dues</text:span><text:span text:style-name="T66_41"><text:s/></text:span><text:span text:style-name="T66_42">to</text:span><text:span text:style-name="T66_43"><text:s/></text:span><text:span text:style-name="T66_44">how</text:span><text:span text:style-name="T66_45"><text:s/></text:span><text:span text:style-name="T66_46">I</text:span><text:span text:style-name="T66_47"><text:s/></text:span><text:span text:style-name="T66_48">am</text:span><text:span text:style-name="T66_49"><text:s/></text:span><text:span text:style-name="T66_50">passing</text:span><text:span text:style-name="T66_51"><text:s/></text:span><text:span text:style-name="T66_52">fCharacterX</text:span><text:span text:style-name="T66_53"><text:s/></text:span><text:span text:style-name="T66_54">and</text:span><text:span text:style-name="T66_55"><text:s/></text:span><text:span text:style-name="T66_56">fCharacterY</text:span><text:span text:style-name="T66_57">.<text:s text:c="2"/></text:span><text:span text:style-name="T66_58">I</text:span><text:span text:style-name="T66_59"><text:s/></text:span><text:span text:style-name="T66_60">think</text:span><text:span text:style-name="T66_61"><text:s/></text:span><text:span text:style-name="T66_62">if</text:span><text:span text:style-name="T66_63"><text:s/></text:span><text:span text:style-name="T66_64">I</text:span><text:span text:style-name="T66_65"><text:s/></text:span><text:span text:style-name="T66_66">adjust</text:span><text:span text:style-name="T66_67"><text:s/></text:span><text:span text:style-name="T66_68">it</text:span><text:span text:style-name="T66_69">,<text:s/></text:span><text:span text:style-name="T66_70">it</text:span><text:span text:style-name="T66_71"><text:s/></text:span><text:span text:style-name="T66_72">will</text:span><text:span text:style-name="T66_73"><text:s/></text:span><text:span text:style-name="T66_74">set</text:span><text:span text:style-name="T66_75"><text:s/></text:span><text:span text:style-name="T66_76">the</text:span><text:span text:style-name="T66_77"><text:s/></text:span><text:span text:style-name="T66_78">enemy</text:span><text:span text:style-name="T66_79"><text:s/></text:span><text:span text:style-name="T66_80">to</text:span><text:span text:style-name="T66_81"><text:s/></text:span><text:span text:style-name="T66_82">move</text:span><text:span text:style-name="T66_83"><text:s/></text:span><text:span text:style-name="T66_84">the</text:span><text:span text:style-name="T66_85"><text:s/></text:span><text:span text:style-name="T66_86">way</text:span><text:span text:style-name="T66_87"><text:s/></text:span><text:span text:style-name="T66_88">I</text:span><text:span text:style-name="T66_89"><text:s/></text:span><text:span text:style-name="T66_90">want</text:span><text:span text:style-name="T66_91">,<text:s/></text:span><text:span text:style-name="T66_92">once</text:span><text:span text:style-name="T66_93"><text:s/></text:span><text:span text:style-name="T66_94">this</text:span><text:span text:style-name="T66_95"><text:s/></text:span><text:span text:style-name="T66_96">is</text:span><text:span text:style-name="T66_97"><text:s/></text:span><text:span text:style-name="T66_98">fixed</text:span><text:span text:style-name="T66_99">,<text:s/></text:span><text:span text:style-name="T66_100">my</text:span><text:span text:style-name="T66_101"><text:s/></text:span><text:span text:style-name="T66_102">next</text:span><text:span text:style-name="T66_103"><text:s/></text:span><text:span text:style-name="T66_104">step</text:span><text:span text:style-name="T66_105"><text:s/></text:span><text:span text:style-name="T66_106">is</text:span><text:span text:style-name="T66_107"><text:s/></text:span><text:span text:style-name="T66_108">to</text:span><text:span text:style-name="T66_109"><text:s/></text:span><text:span text:style-name="T66_110">check</text:span><text:span text:style-name="T66_111"><text:s/></text:span><text:span text:style-name="T66_112">if</text:span><text:span text:style-name="T66_113"><text:s/></text:span><text:span text:style-name="T66_114">the</text:span><text:span text:style-name="T66_115"><text:s/></text:span><text:span text:style-name="T66_116">enemy</text:span><text:span text:style-name="T66_117"><text:s/></text:span><text:span text:style-name="T66_118">hits</text:span><text:span text:style-name="T66_119"><text:s/></text:span><text:span text:style-name="T66_120">the</text:span><text:span text:style-name="T66_121"><text:s/></text:span><text:span text:style-name="T66_122">maincharacter</text:span><text:span text:style-name="T66_123"><text:s/></text:span><text:span text:style-name="T66_124">and</text:span><text:span text:style-name="T66_125"><text:s/></text:span><text:span text:style-name="T66_126">them</text:span><text:span text:style-name="T66_127"><text:s/></text:span><text:span text:style-name="T66_128">implement</text:span><text:span text:style-name="T66_129"><text:s/></text:span><text:span text:style-name="T66_130">the</text:span><text:span text:style-name="T66_131"><text:s/></text:span><text:span text:style-name="T66_132">fireball</text:span><text:span text:style-name="T66_133"><text:s/></text:span><text:span text:style-name="T66_134">code</text:span><text:span text:style-name="T66_135"><text:s/></text:span><text:span text:style-name="T66_136">to</text:span><text:span text:style-name="T66_137"><text:s/></text:span><text:span text:style-name="T66_138">get</text:span><text:span text:style-name="T66_139"><text:s/></text:span><text:span text:style-name="T66_140">rid</text:span><text:span text:style-name="T66_141"><text:s/></text:span><text:span text:style-name="T66_142">of</text:span><text:span text:style-name="T66_143"><text:s/></text:span><text:span text:style-name="T66_144">enemies</text:span><text:span text:style-name="T66_145">.<text:s text:c="2"/></text:span><text:span text:style-name="T66_146">I</text:span><text:span text:style-name="T66_147"><text:s/></text:span><text:span text:style-name="T66_148">will</text:span><text:span text:style-name="T66_149"><text:s/></text:span><text:span text:style-name="T66_150">also</text:span><text:span text:style-name="T66_151"><text:s/></text:span><text:span text:style-name="T66_152">need</text:span><text:span text:style-name="T66_153"><text:s/></text:span><text:span text:style-name="T66_154">to</text:span><text:span text:style-name="T66_155"><text:s/></text:span><text:span text:style-name="T66_156">implement</text:span><text:span text:style-name="T66_157"><text:s/></text:span><text:span text:style-name="T66_158">the</text:span><text:span text:style-name="T66_159"><text:s/></text:span><text:span text:style-name="T66_160">animation</text:span><text:span text:style-name="T66_161"><text:s/></text:span><text:span text:style-name="T66_162">to</text:span><text:span text:style-name="T66_163"><text:s/></text:span><text:span text:style-name="T66_164">the</text:span><text:span text:style-name="T66_165"><text:s/></text:span><text:span text:style-name="T66_166">enemy</text:span><text:span text:style-name="T66_167">.</text:span></text:p>
      <text:p text:style-name="P67"/>
      <text:p text:style-name="P68"/>
      <text:p text:style-name="P69"><text:span text:style-name="T69_1">________________________________________________________________________________________</text:span><text:span text:style-name="T69_2">_</text:span></text:p>
      <text:p text:style-name="P70"/>
      <text:p text:style-name="P71"/>
      <text:p text:style-name="P72"/>
      <text:p text:style-name="P73"/>
      <text:p text:style-name="P74"/>
      <text:p text:style-name="P75"><text:span text:style-name="T75_1">Major</text:span><text:span text:style-name="T75_2"><text:s/></text:span><text:span text:style-name="T75_3">Challenges</text:span><text:span text:style-name="T75_4">/</text:span><text:span text:style-name="T75_5">setbacks</text:span><text:span text:style-name="T75_6">(<text:s/></text:span><text:span text:style-name="T75_7">reference</text:span><text:span text:style-name="T75_8"><text:s/></text:span><text:span text:style-name="T75_9">specific</text:span><text:span text:style-name="T75_10"><text:s/></text:span><text:span text:style-name="T75_11">code</text:span><text:span text:style-name="T75_12"><text:s/></text:span><text:span text:style-name="T75_13">please</text:span><text:span text:style-name="T75_14">):</text:span></text:p>
      <text:p text:style-name="P76"><text:span text:style-name="T76_1">The</text:span><text:span text:style-name="T76_2"><text:s/></text:span><text:span text:style-name="T76_3">biggest</text:span><text:span text:style-name="T76_4"><text:s/></text:span><text:span text:style-name="T76_5">challenge</text:span><text:span text:style-name="T76_6"><text:s/></text:span><text:span text:style-name="T76_7">was</text:span><text:span text:style-name="T76_8"><text:s/></text:span><text:span text:style-name="T76_9">the</text:span><text:span text:style-name="T76_10"><text:s/></text:span><text:span text:style-name="T76_11">fireball</text:span><text:span text:style-name="T76_12"><text:s/></text:span><text:span text:style-name="T76_13">wasn</text:span><text:span text:style-name="T76_14">'</text:span><text:span text:style-name="T76_15">t</text:span><text:span text:style-name="T76_16"><text:s/></text:span><text:span text:style-name="T76_17">spawning</text:span><text:span text:style-name="T76_18"><text:s/></text:span><text:span text:style-name="T76_19">at</text:span><text:span text:style-name="T76_20"><text:s/></text:span><text:span text:style-name="T76_21">the</text:span><text:span text:style-name="T76_22"><text:s/></text:span><text:span text:style-name="T76_23">character</text:span><text:span text:style-name="T76_24"><text:s/></text:span><text:span text:style-name="T76_25">and</text:span><text:span text:style-name="T76_26"><text:s/></text:span><text:span text:style-name="T76_27">it</text:span><text:span text:style-name="T76_28"><text:s/></text:span><text:span text:style-name="T76_29">was</text:span><text:span text:style-name="T76_30"><text:s/></text:span><text:span text:style-name="T76_31">moving</text:span><text:span text:style-name="T76_32"><text:s/></text:span><text:span text:style-name="T76_33">with</text:span><text:span text:style-name="T76_34"><text:s/></text:span><text:span text:style-name="T76_35">the</text:span><text:span text:style-name="T76_36"><text:s/></text:span><text:span text:style-name="T76_37">character</text:span><text:span text:style-name="T76_38">.<text:s/></text:span><text:span text:style-name="T76_39">I</text:span><text:span text:style-name="T76_40"><text:s/></text:span><text:span text:style-name="T76_41">spent</text:span><text:span text:style-name="T76_42"><text:s/></text:span><text:span text:style-name="T76_43">a</text:span><text:span text:style-name="T76_44"><text:s/></text:span><text:span text:style-name="T76_45">lot</text:span><text:span text:style-name="T76_46"><text:s/></text:span><text:span text:style-name="T76_47">of</text:span><text:span text:style-name="T76_48"><text:s/></text:span><text:span text:style-name="T76_49">time</text:span><text:span text:style-name="T76_50"><text:s/></text:span><text:span text:style-name="T76_51">trying</text:span><text:span text:style-name="T76_52"><text:s/></text:span><text:span text:style-name="T76_53">to</text:span><text:span text:style-name="T76_54"><text:s/></text:span><text:span text:style-name="T76_55">figure</text:span><text:span text:style-name="T76_56"><text:s/></text:span><text:span text:style-name="T76_57">out</text:span><text:span text:style-name="T76_58"><text:s/></text:span><text:span text:style-name="T76_59">why</text:span><text:span text:style-name="T76_60"><text:s/></text:span><text:span text:style-name="T76_61">the</text:span><text:span text:style-name="T76_62"><text:s/></text:span><text:span text:style-name="T76_63">fireball</text:span><text:span text:style-name="T76_64"><text:s/></text:span><text:span text:style-name="T76_65">was</text:span><text:span text:style-name="T76_66"><text:s/></text:span><text:span text:style-name="T76_67">misbehaving</text:span><text:span text:style-name="T76_68">.<text:s/></text:span><text:span text:style-name="T76_69">Then</text:span><text:span text:style-name="T76_70"><text:s/></text:span><text:span text:style-name="T76_71">Waihan</text:span><text:span text:style-name="T76_72"><text:s/></text:span><text:span text:style-name="T76_73">told</text:span><text:span text:style-name="T76_74"><text:s/></text:span><text:span text:style-name="T76_75">me</text:span><text:span text:style-name="T76_76"><text:s/></text:span><text:span text:style-name="T76_77">that</text:span><text:span text:style-name="T76_78"><text:s/></text:span><text:span text:style-name="T76_79">I</text:span><text:span text:style-name="T76_80"><text:s/></text:span><text:span text:style-name="T76_81">have</text:span><text:span text:style-name="T76_82"><text:s/></text:span><text:span text:style-name="T76_83">to</text:span><text:span text:style-name="T76_84"><text:s/></text:span><text:span text:style-name="T76_85">set</text:span><text:span text:style-name="T76_86"><text:s/></text:span><text:span text:style-name="T76_87">the</text:span><text:span text:style-name="T76_88"><text:s/></text:span><text:span text:style-name="T76_89">projection</text:span><text:span text:style-name="T76_90"><text:s/></text:span><text:span text:style-name="T76_91">matrix</text:span><text:span text:style-name="T76_92"><text:s/></text:span><text:span text:style-name="T76_93">of</text:span><text:span text:style-name="T76_94"><text:s/></text:span><text:span text:style-name="T76_95">the</text:span><text:span text:style-name="T76_96"><text:s/></text:span><text:span text:style-name="T76_97">sprite</text:span><text:span text:style-name="T76_98"><text:s/></text:span><text:span text:style-name="T76_99">batch</text:span><text:span text:style-name="T76_100"><text:s/></text:span><text:span text:style-name="T76_101">to</text:span><text:span text:style-name="T76_102"><text:s/></text:span><text:span text:style-name="T76_103">the</text:span><text:span text:style-name="T76_104"><text:s/></text:span><text:span text:style-name="T76_105">camera</text:span><text:span text:style-name="T76_106">.<text:s/></text:span><text:span text:style-name="T76_107">I</text:span><text:span text:style-name="T76_108"><text:s/></text:span><text:span text:style-name="T76_109">dont</text:span><text:span text:style-name="T76_110"><text:s/></text:span><text:span text:style-name="T76_111">really</text:span><text:span text:style-name="T76_112"><text:s/></text:span><text:span text:style-name="T76_113">know</text:span><text:span text:style-name="T76_114"><text:s/></text:span><text:span text:style-name="T76_115">what</text:span><text:span text:style-name="T76_116"><text:s/></text:span><text:span text:style-name="T76_117">the</text:span><text:span text:style-name="T76_118"><text:s/></text:span><text:span text:style-name="T76_119">projection</text:span><text:span text:style-name="T76_120"><text:s/></text:span><text:span text:style-name="T76_121">matrix</text:span><text:span text:style-name="T76_122"><text:s/></text:span><text:span text:style-name="T76_123">is</text:span><text:span text:style-name="T76_124"><text:s/></text:span><text:span text:style-name="T76_125">but</text:span><text:span text:style-name="T76_126"><text:s/></text:span><text:span text:style-name="T76_127">it</text:span><text:span text:style-name="T76_128"><text:s/></text:span><text:span text:style-name="T76_129">works</text:span><text:span text:style-name="T76_130"><text:s/></text:span><text:span text:style-name="T76_131">now</text:span><text:span text:style-name="T76_132">.</text:span></text:p>
      <text:p text:style-name="P77"/>
      <text:p text:style-name="P78"><text:span text:style-name="T78_1">Befor</text:span><text:span text:style-name="T78_2"><text:s/></text:span><text:span text:style-name="T78_3">I</text:span><text:span text:style-name="T78_4"><text:s/></text:span><text:span text:style-name="T78_5">added</text:span><text:span text:style-name="T78_6"><text:s/></text:span><text:span text:style-name="T78_7">the</text:span><text:span text:style-name="T78_8"><text:s/></text:span><text:span text:style-name="T78_9">setProjection</text:span><text:span text:style-name="T78_10"><text:s/></text:span><text:span text:style-name="T78_11">matrix</text:span><text:span text:style-name="T78_12"><text:s/></text:span><text:span text:style-name="T78_13">the</text:span><text:span text:style-name="T78_14"><text:s/></text:span><text:span text:style-name="T78_15">fireballs</text:span><text:span text:style-name="T78_16"><text:s/></text:span><text:span text:style-name="T78_17">were</text:span><text:span text:style-name="T78_18"><text:s/></text:span><text:span text:style-name="T78_19">not</text:span><text:span text:style-name="T78_20"><text:s/></text:span><text:span text:style-name="T78_21">moving</text:span><text:span text:style-name="T78_22"><text:s/></text:span><text:span text:style-name="T78_23">correctly</text:span><text:span text:style-name="T78_24"><text:s/></text:span><text:span text:style-name="T78_25">at</text:span><text:span text:style-name="T78_26"><text:s/></text:span><text:span text:style-name="T78_27">all</text:span><text:span text:style-name="T78_28">.</text:span></text:p>
      <text:p text:style-name="P79"><text:span text:style-name="T79_1">________________________________________________________________________</text:span></text:p>
      <text:p text:style-name="P80"><text:span text:style-name="T80_1"><text:s/></text:span><text:span text:style-name="T80_2">public</text:span><text:span text:style-name="T80_3"><text:s/></text:span><text:span text:style-name="T80_4">void</text:span><text:span text:style-name="T80_5"><text:s/></text:span><text:span text:style-name="T80_6">render</text:span><text:span text:style-name="T80_7">()<text:s/>{</text:span></text:p>
      <text:p text:style-name="P81"><text:span text:style-name="T81_1"><text:s text:c="4"/><text:tab/></text:span><text:span text:style-name="T81_2">sbSpriteBatch</text:span><text:span text:style-name="T81_3">.</text:span><text:span text:style-name="T81_4">setProjectionMatrix</text:span><text:span text:style-name="T81_5">(</text:span><text:span text:style-name="T81_6">camera</text:span><text:span text:style-name="T81_7">.</text:span><text:span text:style-name="T81_8">combined</text:span><text:span text:style-name="T81_9">);</text:span></text:p>
      <text:p text:style-name="P82"><text:span text:style-name="T82_1"><text:s text:c="4"/><text:tab/></text:span><text:span text:style-name="T82_2">sFireBall</text:span><text:span text:style-name="T82_3">.</text:span><text:span text:style-name="T82_4">translate</text:span><text:span text:style-name="T82_5">(</text:span><text:span text:style-name="T82_6">fVelocityX</text:span><text:span text:style-name="T82_7">,<text:s/></text:span><text:span text:style-name="T82_8">fVelocityY</text:span><text:span text:style-name="T82_9">);</text:span></text:p>
      <text:p text:style-name="P83"><text:span text:style-name="T83_1"><text:s text:c="4"/><text:tab/></text:span><text:span text:style-name="T83_2">sbSpriteBatch</text:span><text:span text:style-name="T83_3">.</text:span><text:span text:style-name="T83_4">begin</text:span><text:span text:style-name="T83_5">();</text:span></text:p>
      <text:p text:style-name="P84"><text:span text:style-name="T84_1"><text:s text:c="4"/><text:tab/></text:span><text:span text:style-name="T84_2">sFireBall</text:span><text:span text:style-name="T84_3">.</text:span><text:span text:style-name="T84_4">draw</text:span><text:span text:style-name="T84_5">(</text:span><text:span text:style-name="T84_6">sbSpriteBatch</text:span><text:span text:style-name="T84_7">);</text:span></text:p>
      <text:p text:style-name="P85"><text:span text:style-name="T85_1"><text:s text:c="4"/><text:tab/></text:span><text:span text:style-name="T85_2">sbSpriteBatch</text:span><text:span text:style-name="T85_3">.</text:span><text:span text:style-name="T85_4">end</text:span><text:span text:style-name="T85_5">();</text:span></text:p>
      <text:p text:style-name="P86"><text:span text:style-name="T86_1"><text:tab/>}</text:span></text:p>
      <text:p text:style-name="P87"><text:span text:style-name="T87_1">________________________________________________________________________</text:span></text:p>
      <text:p text:style-name="P88"/>
      <text:p text:style-name="P89"/>
      <text:p text:style-name="P90"/>
      <text:p text:style-name="P91"><text:span text:style-name="T91_1">Any</text:span><text:span text:style-name="T91_2"><text:s/></text:span><text:span text:style-name="T91_3">modifications</text:span><text:span text:style-name="T91_4"><text:s/></text:span><text:span text:style-name="T91_5">to</text:span><text:span text:style-name="T91_6"><text:s/></text:span><text:span text:style-name="T91_7">your</text:span><text:span text:style-name="T91_8"><text:s/></text:span><text:span text:style-name="T91_9">specifications</text:span><text:span text:style-name="T91_10">/</text:span><text:span text:style-name="T91_11">release</text:span><text:span text:style-name="T91_12"><text:s/></text:span><text:span text:style-name="T91_13">schedule</text:span><text:span text:style-name="T91_14">:</text:span></text:p>
      <text:p text:style-name="P92"/>
      <text:p text:style-name="P93"><text:span text:style-name="T93_1">revised</text:span><text:span text:style-name="T93_2"><text:s/></text:span><text:span text:style-name="T93_3">release</text:span><text:span text:style-name="T93_4"><text:s/></text:span><text:span text:style-name="T93_5">schedule</text:span><text:span text:style-name="T93_6">.</text:span></text:p>
      <text:p text:style-name="P94"/>
      <text:p text:style-name="P95"><text:span text:style-name="T95_1">delta</text:span><text:span text:style-name="T95_2"><text:s/></text:span><text:span text:style-name="T95_3">also</text:span><text:span text:style-name="T95_4"><text:s/></text:span><text:span text:style-name="T95_5">has</text:span><text:span text:style-name="T95_6"><text:s/></text:span><text:span text:style-name="T95_7">fireball</text:span><text:span text:style-name="T95_8"><text:s/></text:span><text:span text:style-name="T95_9">now</text:span><text:span text:style-name="T95_10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6"><text:span text:style-name="T96_1">Release</text:span><text:span text:style-name="T96_2"><text:s/></text:span><text:span text:style-name="T96_3">Name</text:span></text:p>
          </table:table-cell>
          <table:table-cell table:style-name="Cell2">
            <text:p text:style-name="P97"><text:span text:style-name="T97_1">New</text:span><text:span text:style-name="T97_2"><text:s/></text:span><text:span text:style-name="T97_3">incremental</text:span><text:span text:style-name="T97_4"><text:s/></text:span><text:span text:style-name="T97_5">features</text:span><text:span text:style-name="T97_6"><text:s/></text:span><text:span text:style-name="T97_7">of</text:span><text:span text:style-name="T97_8"><text:s/></text:span><text:span text:style-name="T97_9">this</text:span><text:span text:style-name="T97_10"><text:s/></text:span><text:span text:style-name="T97_11">release</text:span></text:p>
          </table:table-cell>
        </table:table-row>
        <table:table-row table:style-name="Row2">
          <table:table-cell table:style-name="Cell3">
            <text:p text:style-name="P98"><text:span text:style-name="T98_1">Alpha</text:span></text:p>
          </table:table-cell>
          <table:table-cell table:style-name="Cell4">
            <text:p text:style-name="P99"><text:span text:style-name="T99_1">Have</text:span><text:span text:style-name="T99_2"><text:s/></text:span><text:span text:style-name="T99_3">Animated</text:span><text:span text:style-name="T99_4"><text:s/></text:span><text:span text:style-name="T99_5">Character</text:span><text:span text:style-name="T99_6"><text:s/></text:span><text:span text:style-name="T99_7">on</text:span><text:span text:style-name="T99_8"><text:s/></text:span><text:span text:style-name="T99_9">screen</text:span><text:span text:style-name="T99_10"><text:s/></text:span><text:span text:style-name="T99_11">and</text:span><text:span text:style-name="T99_12"><text:s/></text:span><text:span text:style-name="T99_13">Buttons</text:span><text:span text:style-name="T99_14"><text:s/></text:span><text:span text:style-name="T99_15">that</text:span><text:span text:style-name="T99_16"><text:s/></text:span><text:span text:style-name="T99_17">control</text:span><text:span text:style-name="T99_18"><text:s/></text:span><text:span text:style-name="T99_19">the</text:span><text:span text:style-name="T99_20"><text:s/></text:span><text:span text:style-name="T99_21">direction</text:span><text:span text:style-name="T99_22"><text:s/></text:span><text:span text:style-name="T99_23">of</text:span><text:span text:style-name="T99_24"><text:s/></text:span><text:span text:style-name="T99_25">a</text:span><text:span text:style-name="T99_26"><text:s/></text:span><text:span text:style-name="T99_27">walking</text:span><text:span text:style-name="T99_28"><text:s/></text:span><text:span text:style-name="T99_29">animation</text:span></text:p>
          </table:table-cell>
        </table:table-row>
        <table:table-row table:style-name="Row3">
          <table:table-cell table:style-name="Cell5">
            <text:p text:style-name="P100"><text:span text:style-name="T100_1">Beta</text:span></text:p>
          </table:table-cell>
          <table:table-cell table:style-name="Cell6">
            <text:p text:style-name="P101"><text:span text:style-name="T101_1">Get</text:span><text:span text:style-name="T101_2"><text:s/></text:span><text:span text:style-name="T101_3">GitHub</text:span><text:span text:style-name="T101_4"><text:s/></text:span><text:span text:style-name="T101_5">working</text:span><text:span text:style-name="T101_6">,<text:s/></text:span><text:span text:style-name="T101_7">button</text:span><text:span text:style-name="T101_8"><text:s/></text:span><text:span text:style-name="T101_9">release</text:span><text:span text:style-name="T101_10"><text:s/></text:span><text:span text:style-name="T101_11">detection</text:span><text:span text:style-name="T101_12">,<text:s/></text:span><text:span text:style-name="T101_13">and</text:span><text:span text:style-name="T101_14"><text:s/></text:span><text:span text:style-name="T101_15">clean</text:span><text:span text:style-name="T101_16"><text:s/></text:span><text:span text:style-name="T101_17">up</text:span><text:span text:style-name="T101_18"><text:s/></text:span><text:span text:style-name="T101_19">animation</text:span></text:p>
          </table:table-cell>
        </table:table-row>
        <table:table-row table:style-name="Row4">
          <table:table-cell table:style-name="Cell7">
            <text:p text:style-name="P102"><text:span text:style-name="T102_1">Gamma</text:span></text:p>
          </table:table-cell>
          <table:table-cell table:style-name="Cell8">
            <text:p text:style-name="P103"><text:span text:style-name="T103_1">Add</text:span><text:span text:style-name="T103_2"><text:s/></text:span><text:span text:style-name="T103_3">character</text:span><text:span text:style-name="T103_4"><text:s/></text:span><text:span text:style-name="T103_5">movement</text:span><text:span text:style-name="T103_6">,<text:s/></text:span><text:span text:style-name="T103_7">camera</text:span><text:span text:style-name="T103_8"><text:s/></text:span><text:span text:style-name="T103_9">movement</text:span><text:span text:style-name="T103_10">,<text:s/></text:span><text:span text:style-name="T103_11">tilemap</text:span><text:span text:style-name="T103_12">,<text:s/></text:span><text:span text:style-name="T103_13">hit</text:span><text:span text:style-name="T103_14"><text:s/></text:span><text:span text:style-name="T103_15">detection</text:span><text:span text:style-name="T103_16"><text:s/></text:span><text:span text:style-name="T103_17">on</text:span><text:span text:style-name="T103_18"><text:s/></text:span><text:span text:style-name="T103_19">the</text:span><text:span text:style-name="T103_20"><text:s/></text:span><text:span text:style-name="T103_21">map</text:span><text:span text:style-name="T103_22">,<text:s/></text:span><text:span text:style-name="T103_23">and</text:span><text:span text:style-name="T103_24"><text:s/></text:span><text:span text:style-name="T103_25">map</text:span><text:span text:style-name="T103_26"><text:s/></text:span><text:span text:style-name="T103_27">changing</text:span><text:span text:style-name="T103_28"><text:s/></text:span><text:span text:style-name="T103_29">with</text:span><text:span text:style-name="T103_30"><text:s/></text:span><text:span text:style-name="T103_31">doors</text:span><text:span text:style-name="T103_32">.</text:span></text:p>
          </table:table-cell>
        </table:table-row>
        <table:table-row table:style-name="Row5">
          <table:table-cell table:style-name="Cell9">
            <text:p text:style-name="P104"><text:span text:style-name="T104_1">Delta</text:span></text:p>
          </table:table-cell>
          <table:table-cell table:style-name="Cell10">
            <text:p text:style-name="P105"><text:span text:style-name="T105_1">add</text:span><text:span text:style-name="T105_2"><text:s/></text:span><text:span text:style-name="T105_3">a</text:span><text:span text:style-name="T105_4"><text:s/></text:span><text:span text:style-name="T105_5">bace</text:span><text:span text:style-name="T105_6"><text:s/></text:span><text:span text:style-name="T105_7">enime</text:span><text:span text:style-name="T105_8"><text:s/></text:span><text:span text:style-name="T105_9">and</text:span><text:span text:style-name="T105_10"><text:s/></text:span><text:span text:style-name="T105_11">add</text:span><text:span text:style-name="T105_12"><text:s/></text:span><text:span text:style-name="T105_13">fireballs</text:span></text:p>
          </table:table-cell>
        </table:table-row>
        <table:table-row table:style-name="Row6">
          <table:table-cell table:style-name="Cell11">
            <text:p text:style-name="P106"><text:span text:style-name="T106_1">Epsilon</text:span></text:p>
          </table:table-cell>
          <table:table-cell table:style-name="Cell12">
            <text:p text:style-name="P107"><text:span text:style-name="T107_1">Make</text:span><text:span text:style-name="T107_2"><text:s/></text:span><text:span text:style-name="T107_3">a</text:span><text:span text:style-name="T107_4"><text:s/>“</text:span><text:span text:style-name="T107_5">Nest</text:span><text:span text:style-name="T107_6">”<text:s/></text:span><text:span text:style-name="T107_7">That</text:span><text:span text:style-name="T107_8"><text:s/></text:span><text:span text:style-name="T107_9">will</text:span><text:span text:style-name="T107_10"><text:s/></text:span><text:span text:style-name="T107_11">spawn</text:span><text:span text:style-name="T107_12"><text:s/></text:span><text:span text:style-name="T107_13">The</text:span><text:span text:style-name="T107_14"><text:s/></text:span><text:span text:style-name="T107_15">enemies</text:span><text:span text:style-name="T107_16"><text:s/></text:span><text:span text:style-name="T107_17">when</text:span><text:span text:style-name="T107_18"><text:s/></text:span><text:span text:style-name="T107_19">the</text:span><text:span text:style-name="T107_20"><text:s/></text:span><text:span text:style-name="T107_21">character</text:span><text:span text:style-name="T107_22"><text:s/></text:span><text:span text:style-name="T107_23">is</text:span><text:span text:style-name="T107_24"><text:s/></text:span><text:span text:style-name="T107_25">close</text:span><text:span text:style-name="T107_26"><text:s/></text:span><text:span text:style-name="T107_27">and</text:span><text:span text:style-name="T107_28"><text:s/></text:span><text:span text:style-name="T107_29">at</text:span><text:span text:style-name="T107_30"><text:s/></text:span><text:span text:style-name="T107_31">a</text:span><text:span text:style-name="T107_32"><text:s/></text:span><text:span text:style-name="T107_33">set</text:span><text:span text:style-name="T107_34"><text:s/></text:span><text:span text:style-name="T107_35">rate</text:span><text:span text:style-name="T107_36"><text:s/></text:span><text:span text:style-name="T107_37">untill</text:span><text:span text:style-name="T107_38"><text:s/></text:span><text:span text:style-name="T107_39">the</text:span><text:span text:style-name="T107_40"><text:s/>“</text:span><text:span text:style-name="T107_41">Nest</text:span><text:span text:style-name="T107_42">”<text:s/></text:span><text:span text:style-name="T107_43">is</text:span><text:span text:style-name="T107_44"><text:s/></text:span><text:span text:style-name="T107_45">destroid</text:span></text:p>
          </table:table-cell>
        </table:table-row>
        <table:table-row table:style-name="Row7">
          <table:table-cell table:style-name="Cell13">
            <text:p text:style-name="P108"><text:span text:style-name="T108_1">Zeta</text:span></text:p>
          </table:table-cell>
          <table:table-cell table:style-name="Cell14">
            <text:p text:style-name="P109"><text:span text:style-name="T109_1">Add</text:span><text:span text:style-name="T109_2"><text:s/></text:span><text:span text:style-name="T109_3">potions</text:span><text:span text:style-name="T109_4"><text:s/></text:span><text:span text:style-name="T109_5">that</text:span><text:span text:style-name="T109_6"><text:s/></text:span><text:span text:style-name="T109_7">the</text:span><text:span text:style-name="T109_8"><text:s/></text:span><text:span text:style-name="T109_9">character</text:span><text:span text:style-name="T109_10"><text:s/></text:span><text:span text:style-name="T109_11">can</text:span><text:span text:style-name="T109_12"><text:s/></text:span><text:span text:style-name="T109_13">store</text:span><text:span text:style-name="T109_14"><text:s/></text:span><text:span text:style-name="T109_15">one</text:span><text:span text:style-name="T109_16"><text:s/></text:span><text:span text:style-name="T109_17">at</text:span><text:span text:style-name="T109_18"><text:s/></text:span><text:span text:style-name="T109_19">a</text:span><text:span text:style-name="T109_20"><text:s/></text:span><text:span text:style-name="T109_21">time</text:span><text:span text:style-name="T109_22"><text:s/></text:span><text:span text:style-name="T109_23">and</text:span><text:span text:style-name="T109_24"><text:s/></text:span><text:span text:style-name="T109_25">use</text:span><text:span text:style-name="T109_26"><text:s/></text:span><text:span text:style-name="T109_27">when</text:span><text:span text:style-name="T109_28"><text:s/></text:span><text:span text:style-name="T109_29">they</text:span><text:span text:style-name="T109_30"><text:s/></text:span><text:span text:style-name="T109_31">choose</text:span></text:p>
          </table:table-cell>
        </table:table-row>
        <table:table-row table:style-name="Row8">
          <table:table-cell table:style-name="Cell15">
            <text:p text:style-name="P110"><text:span text:style-name="T110_1">Eta</text:span></text:p>
          </table:table-cell>
          <table:table-cell table:style-name="Cell16">
            <text:p text:style-name="P111"><text:span text:style-name="T111_1">Add</text:span><text:span text:style-name="T111_2"><text:s/></text:span><text:span text:style-name="T111_3">keys</text:span><text:span text:style-name="T111_4"><text:s/></text:span><text:span text:style-name="T111_5">that</text:span><text:span text:style-name="T111_6"><text:s/></text:span><text:span text:style-name="T111_7">the</text:span><text:span text:style-name="T111_8"><text:s/></text:span><text:span text:style-name="T111_9">character</text:span><text:span text:style-name="T111_10"><text:s/></text:span><text:span text:style-name="T111_11">can</text:span><text:span text:style-name="T111_12"><text:s/></text:span><text:span text:style-name="T111_13">hold</text:span><text:span text:style-name="T111_14"><text:s/></text:span><text:span text:style-name="T111_15">multiples</text:span><text:span text:style-name="T111_16"><text:s/></text:span><text:span text:style-name="T111_17">of</text:span></text:p>
          </table:table-cell>
        </table:table-row>
        <table:table-row table:style-name="Row9">
          <table:table-cell table:style-name="Cell17">
            <text:p text:style-name="P112"><text:span text:style-name="T112_1">Theta</text:span></text:p>
          </table:table-cell>
          <table:table-cell table:style-name="Cell18">
            <text:p text:style-name="P113"><text:span text:style-name="T113_1">Add</text:span><text:span text:style-name="T113_2"><text:s/></text:span><text:span text:style-name="T113_3">door</text:span><text:span text:style-name="T113_4"><text:s/></text:span><text:span text:style-name="T113_5">that</text:span><text:span text:style-name="T113_6"><text:s/></text:span><text:span text:style-name="T113_7">will</text:span><text:span text:style-name="T113_8"><text:s/></text:span><text:span text:style-name="T113_9">be</text:span><text:span text:style-name="T113_10"><text:s/></text:span><text:span text:style-name="T113_11">opened</text:span><text:span text:style-name="T113_12"><text:s/></text:span><text:span text:style-name="T113_13">by</text:span><text:span text:style-name="T113_14"><text:s/></text:span><text:span text:style-name="T113_15">the</text:span><text:span text:style-name="T113_16"><text:s/></text:span><text:span text:style-name="T113_17">chorisponding</text:span><text:span text:style-name="T113_18"><text:s/></text:span><text:span text:style-name="T113_19">key</text:span></text:p>
          </table:table-cell>
        </table:table-row>
        <table:table-row table:style-name="Row10">
          <table:table-cell table:style-name="Cell19">
            <text:p text:style-name="P114"><text:span text:style-name="T114_1">Iota</text:span></text:p>
          </table:table-cell>
          <table:table-cell table:style-name="Cell20">
            <text:p text:style-name="P115"><text:span text:style-name="T115_1">Add</text:span><text:span text:style-name="T115_2"><text:s/></text:span><text:span text:style-name="T115_3">the</text:span><text:span text:style-name="T115_4"><text:s/></text:span><text:span text:style-name="T115_5">ability</text:span><text:span text:style-name="T115_6"><text:s/></text:span><text:span text:style-name="T115_7">to</text:span><text:span text:style-name="T115_8"><text:s/></text:span><text:span text:style-name="T115_9">save</text:span><text:span text:style-name="T115_10"><text:s/></text:span><text:span text:style-name="T115_11">the</text:span><text:span text:style-name="T115_12"><text:s/></text:span><text:span text:style-name="T115_13">state</text:span><text:span text:style-name="T115_14"><text:s/></text:span><text:span text:style-name="T115_15">of</text:span><text:span text:style-name="T115_16"><text:s/></text:span><text:span text:style-name="T115_17">the</text:span><text:span text:style-name="T115_18"><text:s/></text:span><text:span text:style-name="T115_19">game</text:span></text:p>
          </table:table-cell>
        </table:table-row>
        <table:table-row table:style-name="Row11">
          <table:table-cell table:style-name="Cell21">
            <text:p text:style-name="P116"><text:span text:style-name="T116_1">Kappa</text:span></text:p>
          </table:table-cell>
          <table:table-cell table:style-name="Cell22">
            <text:p text:style-name="P117"><text:span text:style-name="T117_1">Add</text:span><text:span text:style-name="T117_2"><text:s/></text:span><text:span text:style-name="T117_3">the</text:span><text:span text:style-name="T117_4"><text:s/></text:span><text:span text:style-name="T117_5">boss</text:span><text:span text:style-name="T117_6"><text:s/></text:span><text:span text:style-name="T117_7">at</text:span><text:span text:style-name="T117_8"><text:s/></text:span><text:span text:style-name="T117_9">the</text:span><text:span text:style-name="T117_10"><text:s/></text:span><text:span text:style-name="T117_11">end</text:span><text:span text:style-name="T117_12"><text:s/></text:span><text:span text:style-name="T117_13">of</text:span><text:span text:style-name="T117_14"><text:s/></text:span><text:span text:style-name="T117_15">the</text:span><text:span text:style-name="T117_16"><text:s/></text:span><text:span text:style-name="T117_17">level</text:span></text:p>
          </table:table-cell>
        </table:table-row>
        <table:table-row table:style-name="Row12">
          <table:table-cell table:style-name="Cell23">
            <text:p text:style-name="P118"><text:span text:style-name="T118_1">Lambda</text:span></text:p>
          </table:table-cell>
          <table:table-cell table:style-name="Cell24">
            <text:p text:style-name="P119"><text:span text:style-name="T119_1">Add</text:span><text:span text:style-name="T119_2"><text:s/></text:span><text:span text:style-name="T119_3">music</text:span></text:p>
          </table:table-cell>
        </table:table-row>
        <table:table-row table:style-name="Row13">
          <table:table-cell table:style-name="Cell25">
            <text:p text:style-name="P120"><text:span text:style-name="T120_1">Mu</text:span></text:p>
          </table:table-cell>
          <table:table-cell table:style-name="Cell26">
            <text:p text:style-name="P121"><text:span text:style-name="T121_1">Add</text:span><text:span text:style-name="T121_2"><text:s/></text:span><text:span text:style-name="T121_3">a</text:span><text:span text:style-name="T121_4"><text:s/></text:span><text:span text:style-name="T121_5">start</text:span><text:span text:style-name="T121_6"><text:s/></text:span><text:span text:style-name="T121_7">menu</text:span><text:span text:style-name="T121_8"><text:s/></text:span><text:span text:style-name="T121_9">with</text:span><text:span text:style-name="T121_10"><text:s/></text:span><text:span text:style-name="T121_11">Start</text:span><text:span text:style-name="T121_12">,<text:s/></text:span><text:span text:style-name="T121_13">Load</text:span><text:span text:style-name="T121_14">,<text:s/></text:span><text:span text:style-name="T121_15">New</text:span><text:span text:style-name="T121_16">,<text:s/></text:span><text:span text:style-name="T121_17">and</text:span><text:span text:style-name="T121_18"><text:s/></text:span><text:span text:style-name="T121_19">Controls</text:span></text:p>
          </table:table-cell>
        </table:table-row>
        <table:table-row table:style-name="Row14">
          <table:table-cell table:style-name="Cell27">
            <text:p text:style-name="P122"><text:span text:style-name="T122_1">Nu</text:span></text:p>
          </table:table-cell>
          <table:table-cell table:style-name="Cell28">
            <text:p text:style-name="P123"><text:span text:style-name="T123_1">Add</text:span><text:span text:style-name="T123_2"><text:s/></text:span><text:span text:style-name="T123_3">options</text:span><text:span text:style-name="T123_4"><text:s/></text:span><text:span text:style-name="T123_5">to</text:span><text:span text:style-name="T123_6"><text:s/></text:span><text:span text:style-name="T123_7">the</text:span><text:span text:style-name="T123_8"><text:s/></text:span><text:span text:style-name="T123_9">start</text:span><text:span text:style-name="T123_10"><text:s/></text:span><text:span text:style-name="T123_11">menu</text:span><text:span text:style-name="T123_12"><text:s/></text:span><text:span text:style-name="T123_13">for</text:span><text:span text:style-name="T123_14"><text:s/></text:span><text:span text:style-name="T123_15">music</text:span><text:span text:style-name="T123_16"><text:s/></text:span><text:span text:style-name="T123_17">and</text:span><text:span text:style-name="T123_18"><text:s/></text:span><text:span text:style-name="T123_19">difficulty</text:span></text:p>
          </table:table-cell>
        </table:table-row>
        <table:table-row table:style-name="Row15">
          <table:table-cell table:style-name="Cell29">
            <text:p text:style-name="P124"><text:span text:style-name="T124_1">Xi</text:span></text:p>
          </table:table-cell>
          <table:table-cell table:style-name="Cell30">
            <text:p text:style-name="P125"><text:span text:style-name="T125_1">Check</text:span><text:span text:style-name="T125_2"><text:s/></text:span><text:span text:style-name="T125_3">points</text:span><text:span text:style-name="T125_4"><text:s/></text:span><text:span text:style-name="T125_5">that</text:span><text:span text:style-name="T125_6"><text:s/></text:span><text:span text:style-name="T125_7">you</text:span><text:span text:style-name="T125_8"><text:s/></text:span><text:span text:style-name="T125_9">can</text:span><text:span text:style-name="T125_10"><text:s/></text:span><text:span text:style-name="T125_11">return</text:span><text:span text:style-name="T125_12"><text:s/></text:span><text:span text:style-name="T125_13">to</text:span><text:span text:style-name="T125_14"><text:s/></text:span><text:span text:style-name="T125_15">when</text:span><text:span text:style-name="T125_16"><text:s/></text:span><text:span text:style-name="T125_17">you</text:span><text:span text:style-name="T125_18"><text:s/></text:span><text:span text:style-name="T125_19">die</text:span></text:p>
          </table:table-cell>
        </table:table-row>
        <table:table-row table:style-name="Row16">
          <table:table-cell table:style-name="Cell31">
            <text:p text:style-name="P126"><text:span text:style-name="T126_1">Omicron</text:span></text:p>
          </table:table-cell>
          <table:table-cell table:style-name="Cell32">
            <text:p text:style-name="P127"/>
          </table:table-cell>
        </table:table-row>
        <table:table-row table:style-name="Row17">
          <table:table-cell table:style-name="Cell33">
            <text:p text:style-name="P128"><text:span text:style-name="T128_1">Pi</text:span></text:p>
          </table:table-cell>
          <table:table-cell table:style-name="Cell34">
            <text:p text:style-name="P129"/>
          </table:table-cell>
        </table:table-row>
        <table:table-row table:style-name="Row18">
          <table:table-cell table:style-name="Cell35">
            <text:p text:style-name="P130"><text:span text:style-name="T130_1">Rho</text:span></text:p>
          </table:table-cell>
          <table:table-cell table:style-name="Cell36">
            <text:p text:style-name="P131"/>
          </table:table-cell>
        </table:table-row>
        <table:table-row table:style-name="Row19">
          <table:table-cell table:style-name="Cell37">
            <text:p text:style-name="P132"><text:span text:style-name="T132_1">Sigma</text:span></text:p>
          </table:table-cell>
          <table:table-cell table:style-name="Cell38">
            <text:p text:style-name="P133"/>
          </table:table-cell>
        </table:table-row>
        <table:table-row table:style-name="Row20">
          <table:table-cell table:style-name="Cell39">
            <text:p text:style-name="P134"><text:span text:style-name="T134_1">Tau</text:span></text:p>
          </table:table-cell>
          <table:table-cell table:style-name="Cell40">
            <text:p text:style-name="P135"/>
          </table:table-cell>
        </table:table-row>
      </table:table>
      <text:p text:style-name="P136"/>
      <text:p text:style-name="P137"/>
      <text:p text:style-name="P138"/>
      <text:p text:style-name="P139"/>
      <text:p text:style-name="P140"/>
      <text:p text:style-name="P141"><text:span text:style-name="T141_1">Description</text:span><text:span text:style-name="T141_2"><text:s/></text:span><text:span text:style-name="T141_3">of</text:span><text:span text:style-name="T141_4"><text:s/></text:span><text:span text:style-name="T141_5">your</text:span><text:span text:style-name="T141_6"><text:s/></text:span><text:span text:style-name="T141_7">scratch</text:span><text:span text:style-name="T141_8">/</text:span><text:span text:style-name="T141_9">test</text:span><text:span text:style-name="T141_10"><text:s/></text:span><text:span text:style-name="T141_11">program</text:span><text:span text:style-name="T141_12">:</text:span></text:p>
      <text:p text:style-name="P142"/>
      <text:p text:style-name="P143"><text:span text:style-name="T143_1">Describe</text:span><text:span text:style-name="T143_2"><text:s/></text:span><text:span text:style-name="T143_3">the</text:span><text:span text:style-name="T143_4"><text:s/></text:span><text:span text:style-name="T143_5">generic</text:span><text:span text:style-name="T143_6"><text:s/></text:span><text:span text:style-name="T143_7">concept</text:span><text:span text:style-name="T143_8"><text:s/></text:span><text:span text:style-name="T143_9">you</text:span><text:span text:style-name="T143_10"><text:s/></text:span><text:span text:style-name="T143_11">needed</text:span><text:span text:style-name="T143_12"><text:s/></text:span><text:span text:style-name="T143_13">to</text:span><text:span text:style-name="T143_14"><text:s/></text:span><text:span text:style-name="T143_15">test</text:span><text:span text:style-name="T143_16"><text:s/></text:span><text:span text:style-name="T143_17">out</text:span><text:span text:style-name="T143_18">:</text:span></text:p>
      <text:p text:style-name="P144"/>
      <text:p text:style-name="P145"><text:span text:style-name="T145_1">Using</text:span><text:span text:style-name="T145_2"><text:s/></text:span><text:span text:style-name="T145_3">an</text:span><text:span text:style-name="T145_4"><text:s/></text:span><text:span text:style-name="T145_5">array</text:span><text:span text:style-name="T145_6"><text:s/></text:span><text:span text:style-name="T145_7">of</text:span><text:span text:style-name="T145_8"><text:s/></text:span><text:span text:style-name="T145_9">object</text:span><text:span text:style-name="T145_10"><text:s/></text:span><text:span text:style-name="T145_11">to</text:span><text:span text:style-name="T145_12"><text:s/></text:span><text:span text:style-name="T145_13">have</text:span><text:span text:style-name="T145_14"><text:s/></text:span><text:span text:style-name="T145_15">fireballs</text:span><text:span text:style-name="T145_16">.</text:span></text:p>
      <text:p text:style-name="P146"/>
      <text:p text:style-name="P147"><text:span text:style-name="T147_1">Source</text:span><text:span text:style-name="T147_2"><text:s/></text:span><text:span text:style-name="T147_3">any</text:span><text:span text:style-name="T147_4"><text:s/></text:span><text:span text:style-name="T147_5">web</text:span><text:span text:style-name="T147_6"><text:s/></text:span><text:span text:style-name="T147_7">site</text:span><text:span text:style-name="T147_8">/</text:span><text:span text:style-name="T147_9">book</text:span><text:span text:style-name="T147_10"><text:s/></text:span><text:span text:style-name="T147_11">that</text:span><text:span text:style-name="T147_12"><text:s/></text:span><text:span text:style-name="T147_13">helped</text:span><text:span text:style-name="T147_14"><text:s/></text:span><text:span text:style-name="T147_15">you</text:span><text:span text:style-name="T147_16"><text:s/></text:span><text:span text:style-name="T147_17">with</text:span><text:span text:style-name="T147_18"><text:s/></text:span><text:span text:style-name="T147_19">that</text:span><text:span text:style-name="T147_20"><text:s/></text:span><text:span text:style-name="T147_21">concept</text:span><text:span text:style-name="T147_22">:</text:span></text:p>
      <text:p text:style-name="P148"/>
      <text:p text:style-name="P149"><text:span text:style-name="T149_1">I</text:span><text:span text:style-name="T149_2"><text:s/></text:span><text:span text:style-name="T149_3">didn</text:span><text:span text:style-name="T149_4">'</text:span><text:span text:style-name="T149_5">t</text:span><text:span text:style-name="T149_6"><text:s/></text:span><text:span text:style-name="T149_7">use</text:span><text:span text:style-name="T149_8"><text:s/></text:span><text:span text:style-name="T149_9">any</text:span><text:span text:style-name="T149_10"><text:s/></text:span><text:span text:style-name="T149_11">web</text:span><text:span text:style-name="T149_12"><text:s/></text:span><text:span text:style-name="T149_13">sources</text:span><text:span text:style-name="T149_14">.</text:span></text:p>
      <text:p text:style-name="P150"/>
      <text:p text:style-name="P151"><text:span text:style-name="T151_1">Describe</text:span><text:span text:style-name="T151_2"><text:s/></text:span><text:span text:style-name="T151_3">the</text:span><text:span text:style-name="T151_4"><text:s/></text:span><text:span text:style-name="T151_5">code</text:span><text:span text:style-name="T151_6"><text:s/></text:span><text:span text:style-name="T151_7">and</text:span><text:span text:style-name="T151_8"><text:s/></text:span><text:span text:style-name="T151_9">the</text:span><text:span text:style-name="T151_10"><text:s/></text:span><text:span text:style-name="T151_11">lesson</text:span><text:span text:style-name="T151_12"><text:s/></text:span><text:span text:style-name="T151_13">that</text:span><text:span text:style-name="T151_14"><text:s/></text:span><text:span text:style-name="T151_15">you</text:span><text:span text:style-name="T151_16"><text:s/></text:span><text:span text:style-name="T151_17">learned</text:span><text:span text:style-name="T151_18"><text:s/></text:span><text:span text:style-name="T151_19">from</text:span><text:span text:style-name="T151_20"><text:s/></text:span><text:span text:style-name="T151_21">it</text:span><text:span text:style-name="T151_22">:</text:span></text:p>
      <text:p text:style-name="P152"/>
      <text:p text:style-name="P153"><text:span text:style-name="T153_1">If</text:span><text:span text:style-name="T153_2"><text:s/></text:span><text:span text:style-name="T153_3">I</text:span><text:span text:style-name="T153_4">'</text:span><text:span text:style-name="T153_5">m</text:span><text:span text:style-name="T153_6"><text:s/></text:span><text:span text:style-name="T153_7">being</text:span><text:span text:style-name="T153_8"><text:s/></text:span><text:span text:style-name="T153_9">honest</text:span><text:span text:style-name="T153_10"><text:s/></text:span><text:span text:style-name="T153_11">I</text:span><text:span text:style-name="T153_12"><text:s/></text:span><text:span text:style-name="T153_13">didn</text:span><text:span text:style-name="T153_14">'</text:span><text:span text:style-name="T153_15">t</text:span><text:span text:style-name="T153_16"><text:s/></text:span><text:span text:style-name="T153_17">learn</text:span><text:span text:style-name="T153_18"><text:s/></text:span><text:span text:style-name="T153_19">anything</text:span><text:span text:style-name="T153_20"><text:s/></text:span><text:span text:style-name="T153_21">from</text:span><text:span text:style-name="T153_22"><text:s/></text:span><text:span text:style-name="T153_23">this</text:span><text:span text:style-name="T153_24"><text:s/></text:span><text:span text:style-name="T153_25">I</text:span><text:span text:style-name="T153_26"><text:s/></text:span><text:span text:style-name="T153_27">already</text:span><text:span text:style-name="T153_28"><text:s/></text:span><text:span text:style-name="T153_29">knew</text:span><text:span text:style-name="T153_30"><text:s/></text:span><text:span text:style-name="T153_31">how</text:span><text:span text:style-name="T153_32"><text:s/></text:span><text:span text:style-name="T153_33">to</text:span><text:span text:style-name="T153_34"><text:s/></text:span><text:span text:style-name="T153_35">do</text:span><text:span text:style-name="T153_36"><text:s/></text:span><text:span text:style-name="T153_37">it</text:span><text:span text:style-name="T153_38">.</text:span></text:p>
      <text:p text:style-name="P154"/>
      <text:p text:style-name="P155"/>
      <text:p text:style-name="P156"><text:span text:style-name="T156_1">Describe</text:span><text:span text:style-name="T156_2"><text:s/></text:span><text:span text:style-name="T156_3">any</text:span><text:span text:style-name="T156_4"><text:s/></text:span><text:span text:style-name="T156_5">challenges</text:span><text:span text:style-name="T156_6"><text:s/></text:span><text:span text:style-name="T156_7">that</text:span><text:span text:style-name="T156_8"><text:s/></text:span><text:span text:style-name="T156_9">you</text:span><text:span text:style-name="T156_10"><text:s/></text:span><text:span text:style-name="T156_11">enjoyed</text:span><text:span text:style-name="T156_12"><text:s/></text:span><text:span text:style-name="T156_13">in</text:span><text:span text:style-name="T156_14"><text:s/></text:span><text:span text:style-name="T156_15">integrating</text:span><text:span text:style-name="T156_16"><text:s/></text:span><text:span text:style-name="T156_17">this</text:span><text:span text:style-name="T156_18"><text:s/></text:span><text:span text:style-name="T156_19">scratch</text:span><text:span text:style-name="T156_20"><text:s/></text:span><text:span text:style-name="T156_21">code</text:span><text:span text:style-name="T156_22"><text:s/></text:span><text:span text:style-name="T156_23">into</text:span><text:span text:style-name="T156_24"><text:s/></text:span><text:span text:style-name="T156_25">your</text:span><text:span text:style-name="T156_26"><text:s/></text:span><text:span text:style-name="T156_27">major</text:span><text:span text:style-name="T156_28"><text:s/></text:span><text:span text:style-name="T156_29">project</text:span><text:span text:style-name="T156_30">:</text:span></text:p>
      <text:p text:style-name="P157"/>
      <text:p text:style-name="P158"><text:span text:style-name="T158_1">Seamless</text:span><text:span text:style-name="T158_2"><text:s/></text:span><text:span text:style-name="T158_3">integration</text:span><text:span text:style-name="T158_4">.</text:span></text:p>
      <text:p text:style-name="P159"/>
      <text:p text:style-name="P160"/>
      <text:p text:style-name="P161"/>
      <text:p text:style-name="P16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